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arial1" svg:font-family="arial" style:font-adornments="Gras" style:font-family-generic="swiss"/>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paragraph-properties fo:line-height="100%" fo:text-align="justify" style:justify-single-word="false"/>
      <style:text-properties style:font-name="arial" fo:font-size="10pt" fo:language="en" fo:country="US" style:font-size-asian="10pt" style:font-size-complex="10pt"/>
    </style:style>
    <style:style style:name="P1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Heading_20_1">
      <style:paragraph-properties fo:line-height="100%" fo:text-align="justify" style:justify-single-word="false" fo:break-before="page"/>
      <style:text-properties style:font-name="arial"/>
    </style:style>
    <style:style style:name="P22" style:family="paragraph" style:parent-style-name="Heading_20_1">
      <style:text-properties style:font-name="arial"/>
    </style:style>
    <style:style style:name="P23" style:family="paragraph" style:parent-style-name="Heading_20_1">
      <style:paragraph-properties fo:line-height="100%" fo:text-align="justify" style:justify-single-word="false"/>
      <style:text-properties style:font-name="arial"/>
    </style:style>
    <style:style style:name="P24" style:family="paragraph" style:parent-style-name="Heading_20_1">
      <style:paragraph-properties fo:line-height="100%" fo:text-align="justify" style:justify-single-word="false"/>
    </style:style>
    <style:style style:name="P25" style:family="paragraph" style:parent-style-name="Heading_20_2">
      <style:paragraph-properties fo:line-height="100%" fo:text-align="justify" style:justify-single-word="false"/>
      <style:text-properties style:font-name="arial"/>
    </style:style>
    <style:style style:name="P26" style:family="paragraph" style:parent-style-name="Heading_20_2">
      <style:paragraph-properties fo:line-height="100%" fo:text-align="justify" style:justify-single-word="fals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Technical Project 2008</text:p>
      <text:p text:style-name="P8">__________</text:p>
      <text:p text:style-name="P8"/>
      <text:p text:style-name="P10">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lient co-supervisor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16"><text:a xlink:type="simple" xlink:href="mailto:jlouisy@etu.enseeiht.fr"><text:span text:style-name="T1">Julien Louisy</text:span></text:a></text:p>
        </text:list-item>
        <text:list-item>
          <text:p text:style-name="P16"><text:a xlink:type="simple" xlink:href="mailto:jlouisy@etu.enseeiht.fr"><text:span text:style-name="T1">Julien Clariond</text:span></text:a></text:p>
        </text:list-item>
        <text:list-item>
          <text:p text:style-name="P16"><text:a xlink:type="simple" xlink:href="mailto:jlouisy@etu.enseeiht.fr"><text:span text:style-name="T1">Hery Randriamanamihaga</text:span></text:a></text:p>
        </text:list-item>
        <text:list-item>
          <text:p text:style-name="P16"><text:a xlink:type="simple" xlink:href="mailto:jlouisy@etu.enseeiht.fr"><text:span text:style-name="T1">Ezequiel Geremia</text:span></text:a></text:p>
        </text:list-item>
        <text:list-item>
          <text:p text:style-name="P1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Sommaire</text:p>
          </text:index-title>
          <text:p text:style-name="P13">1 - Niveau 1<text:tab/>3</text:p>
          <text:p text:style-name="P12">1.1 - Niveau 2<text:tab/>3</text:p>
          <text:p text:style-name="P14">1.1.1 - Niveau 3<text:tab/>3</text:p>
        </text:index-body>
      </text:table-of-content>
      <text:h text:style-name="P22" text:outline-level="1" text:is-list-header="true"/>
      <text:h text:style-name="P21" text:outline-level="1">Technical abstract</text:h>
      <text:h text:style-name="P26" text:outline-level="2">Keywords</text:h>
      <text:h text:style-name="P26" text:outline-level="2">Abstract</text:h>
      <text:h text:style-name="P24" text:outline-level="1"><text:span text:style-name="T3">Description of the project</text:span></text:h>
      <text:h text:style-name="P26" text:outline-level="2">Aims</text:h>
      <text:p text:style-name="P15"><text:tab/>Consider a company which owns a cluster of computers. This company rents these computers to customers who need to process huge amounts of information. Each computer is able to host one single server which processes the client's data flow. One obvious strategy to maximize profits consists of renting all the computers. However, several studies revealed that most regular customers do not use computers efficiently, i. e. the processor remains inactive for long-term periods because the hosted server does not process anything. These periods seem to be a very severe loss for the company. Indeed, the inactive machines could have been rent to other customers.</text:p>
      <text:p text:style-name="P15"><text:tab/>The Xen AttiTune project aims to build an architecture which minimizes the number of inactive computers. This architecture will enables to affect active servers to inactive computers. So computers should be able to hosts two servers : one active server and one inactive server. As a consequence, considering that <text:s/>the company owns <text:span text:style-name="T4">n</text:span> computers, if it rents <text:span text:style-name="T4">n</text:span> places for clients' servers among whom <text:span text:style-name="T4">m</text:span><text:span text:style-name="T5"> are shown to be inactive,</text:span> then <text:span text:style-name="T4">m</text:span><text:span text:style-name="T5"> more places can be rented. The total number of rented places equals </text:span><text:span text:style-name="T4">n+m</text:span><text:span text:style-name="T5">. This kind of argument leads to conceive optimized strategy, e. g. overbooking the cluster of computers ensures that all computers are used efficiently.</text:span></text:p>
      <text:p text:style-name="P15"><text:span text:style-name="T5"><text:tab/>However, if two active servers are running on the same computer, the customer may complain about the lack of performance on his servers. Indeed, one single machine cannot support two servers without slowing down the data processing on both servers. <text:s/>That is why the company which rents the cluster of computers should ensure that it will always be possible to pool active servers with inactive servers. The Xen AttiTune project will enable to implement such cluster management policies. The following figure sums up further similar policies.</text:span></text:p>
      <text:p text:style-name="P15"/>
      <text:p text:style-name="P15">In software engineering, a design pattern is a general reusable solution to a commonly occurring problem in software design.</text:p>
      <text:p text:style-name="P15"><text:tab/>Virtualization allows the execution of multiple Operating Systems on a single physical host. In the industry, servers are expensive, in power and <text:s/>The idea was to be able to bring together several servers</text:p>
      <text:h text:style-name="P25" text:outline-level="2"><text:soft-page-break/>Problems</text:h>
      <text:h text:style-name="P25" text:outline-level="2">Methods</text:h>
      <text:h text:style-name="P23" text:outline-level="1">Role distribution</text:h>
      <text:h text:style-name="P24"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arial1" svg:font-family="arial" style:font-adornments="Gras" style:font-family-generic="swiss"/>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20:17:18</dc:date>
    <meta:editing-cycles>14</meta:editing-cycles>
    <meta:editing-duration>PT7H59M32S</meta:editing-duration>
    <meta:user-defined meta:name="Info 1"/>
    <meta:user-defined meta:name="Info 2"/>
    <meta:user-defined meta:name="Info 3"/>
    <meta:user-defined meta:name="Info 4"/>
    <meta:document-statistic meta:table-count="0" meta:image-count="1" meta:object-count="0" meta:page-count="4" meta:paragraph-count="35" meta:word-count="440" meta:character-count="2937"/>
  </office:meta>
</office:document-meta>
</file>